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a2bd" officeooo:paragraph-rsid="0002a2bd"/>
    </style:style>
    <style:style style:name="P2" style:family="paragraph" style:parent-style-name="Standard">
      <style:text-properties style:text-underline-style="solid" style:text-underline-width="auto" style:text-underline-color="font-color" fo:font-weight="bold" officeooo:rsid="0002a2bd" officeooo:paragraph-rsid="0002a2b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e48e9" officeooo:paragraph-rsid="000e48e9" style:font-weight-asian="bold" style:font-weight-complex="bold"/>
    </style:style>
    <style:style style:name="P4" style:family="paragraph" style:parent-style-name="Standard">
      <style:text-properties officeooo:rsid="00037def" officeooo:paragraph-rsid="00037def"/>
    </style:style>
    <style:style style:name="P5" style:family="paragraph" style:parent-style-name="Standard">
      <style:text-properties officeooo:rsid="000561d4" officeooo:paragraph-rsid="000561d4"/>
    </style:style>
    <style:style style:name="P6" style:family="paragraph" style:parent-style-name="Standard">
      <style:text-properties officeooo:rsid="000569c1" officeooo:paragraph-rsid="000569c1"/>
    </style:style>
    <style:style style:name="P7" style:family="paragraph" style:parent-style-name="Standard">
      <style:text-properties officeooo:rsid="0008c88e" officeooo:paragraph-rsid="0008c88e"/>
    </style:style>
    <style:style style:name="P8" style:family="paragraph" style:parent-style-name="Standard">
      <style:text-properties officeooo:rsid="000b8385" officeooo:paragraph-rsid="000b8385"/>
    </style:style>
    <style:style style:name="P9" style:family="paragraph" style:parent-style-name="Standard">
      <style:text-properties style:text-underline-style="none" fo:font-weight="normal" officeooo:rsid="000e48e9" officeooo:paragraph-rsid="000e48e9" style:font-weight-asian="normal" style:font-weight-complex="normal"/>
    </style:style>
    <style:style style:name="P10" style:family="paragraph" style:parent-style-name="Standard">
      <style:text-properties style:text-underline-style="none" fo:font-weight="normal" officeooo:rsid="000f5571" officeooo:paragraph-rsid="000f5571" style:font-weight-asian="normal" style:font-weight-complex="normal"/>
    </style:style>
    <style:style style:name="P11" style:family="paragraph" style:parent-style-name="Standard">
      <style:text-properties style:text-underline-style="none" fo:font-weight="normal" officeooo:rsid="001214cc" officeooo:paragraph-rsid="001214cc" style:font-weight-asian="normal" style:font-weight-complex="normal"/>
    </style:style>
    <style:style style:name="P12" style:family="paragraph" style:parent-style-name="Standard">
      <style:text-properties style:text-underline-style="none" fo:font-weight="normal" officeooo:rsid="00129e05" officeooo:paragraph-rsid="00129e05" style:font-weight-asian="normal" style:font-weight-complex="normal"/>
    </style:style>
    <style:style style:name="T1" style:family="text">
      <style:text-properties officeooo:rsid="000561d4"/>
    </style:style>
    <style:style style:name="T2" style:family="text">
      <style:text-properties officeooo:rsid="000569c1"/>
    </style:style>
    <style:style style:name="T3" style:family="text">
      <style:text-properties officeooo:rsid="0006d8b1"/>
    </style:style>
    <style:style style:name="T4" style:family="text">
      <style:text-properties officeooo:rsid="00099b5a"/>
    </style:style>
    <style:style style:name="T5" style:family="text">
      <style:text-properties officeooo:rsid="000fc2c7"/>
    </style:style>
    <style:style style:name="T6" style:family="text">
      <style:text-properties officeooo:rsid="00129e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Die </text:span>Klasse „PlayerHeap“</text:p>
      <text:p text:style-name="P1"/>
      <text:p text:style-name="P1">Der PlayerHeap ist ein binärer Max-Heap und ist eine Datenstruktur zum effizienten Sortieren von Spielern. Wir benutzen den Heap in unserem Projekt als Vorrangwarteschlange, in der der Spieler mit der höchsten Priorität entnommen werden kann. Die Priorität wird durch einen Zahlenwert zugewiesen. </text:p>
      <text:p text:style-name="P1"/>
      <text:p text:style-name="P1">Die Methoden „heapify“ und „fix“ bilden den Kern der MaxHeap Klasse. In der Methode „heapify“ <text:s/>stellt gegebenenfalls die Heap-Bedingung wieder her. Dazu tauscht „heapify“ den aktuellen Knoten solange mit dem Elternknoten bis die MaxHeap Bedingung wiederhergestellt ist. Ist man am <text:span text:style-name="T1">Wurzelk</text:span>noten angekommen wird abgebrochen.</text:p>
      <text:p text:style-name="P1">Der Elternindex wird wie folgt berechnet: (<text:span text:style-name="T2">aktuelle_Position</text:span> – 1) / 2</text:p>
      <text:p text:style-name="P4"/>
      <text:p text:style-name="P5">Nachdem ein Element am Wurzelknoten entfernt wurde, wird das letzte Element im Heap an die erste Position gebracht. Damit ist die MaxHeap Eigenschaft verletzt und es wird iterativ von „oben ab“ mit dem jeweiligen Kindknoten getauscht, der die höchste Priorität hat. Damit erreicht man, das oben wieder der Spieler mit der höchsten Priorität steht. Das ganze führt man solange fort, bis kein Kindknoten größer ist als der aktuelle Knoten. Das verlangt die MaxHeap Eingenschaft. </text:p>
      <text:p text:style-name="P5"/>
      <text:p text:style-name="P6">Der linkte Kindknoten an einer Position x wird wie folgt berechnet: (2*x+1)</text:p>
      <text:p text:style-name="P6">Der rechte Kindknoten an einer Position x wird wie folgt berechnet: (2*x+2)</text:p>
      <text:p text:style-name="P1"/>
      <text:p text:style-name="P6">Dabei muss beachtet werden, das der linkte Kindknoten 2*x+1 kleiner als die aktuelle Anzahl z-1 ist. Ist das nicht der Fall, kann es zu Fehlermeldungen kommen, bei dem der Index des Arrays überschritten wird.</text:p>
      <text:p text:style-name="P6"/>
      <text:p text:style-name="P6">Analog dazu muss das Gleiche bei dem rechten Kindknoten (2*x+2) beachtet werden. Hier muss die Anazhl z nur kleiner als die aktuelle Position sein und nicht wie beim linken Kindknoten z-1, <text:span text:style-name="T3">da beim linken Knoten noch der Nachfolger, also der rechte Knoten beachtet werden muss, der ja im Array direkt hinter dem linken Kindknoten liegt.</text:span></text:p>
      <text:p text:style-name="P6"/>
      <text:p text:style-name="P7">Die Methode „heapswap“ ist zum Tauschen zweier Elemente hinnerhalb des Heaps zuständig.</text:p>
      <text:p text:style-name="P7">Im Konstruktor der Klasse wird die Größe des Heaps festgelegt. Außerdem wird eine weitere Zählervariable benötigt, die den aktuellen Index des zuletzt eingefügten Elementes speichert.</text:p>
      <text:p text:style-name="P8">Diese wird dazu benutzt, um zu überprüfen ob noch Elemente in den Heap aufgenommen werden dürfen oder ob die maximale Anzahl bereits erreicht wurd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Die Klasse „ThreadController“</text:p>
      <text:p text:style-name="P9"/>
      <text:p text:style-name="P10">Der ThreadController wird benutzt um alle Threads innerhalb des Programms zu starten oder zu beenden. Im Konstruktor wird festgelegt, wie viele Threads maximal von der Anwendung erstellt werden dürfen. Die Klasse enthält zwei Methoden „addThread“ und „removeThread“.</text:p>
      <text:p text:style-name="P10"/>
      <text:p text:style-name="P10">In der <text:span text:style-name="T6">Funktion</text:span> „addThread“ muss ein Name als String und ein Runnable angegeben werden. Der Name dient dazu, den Thread später beim Namen wieder zu entfernen. Innerhalb der Methode wird überprüft, ob noch ein Thread hingefügt werden darf. Ist das der Fall, wird der Name und der Thread in einer HashMap abgespeichert und der Thread wird gestartet. Die HashMap dient als interne Datenstruktur <text:span text:style-name="T5">um einen String auf einen Thread zu richten.</text:span></text:p>
      <text:p text:style-name="P10"/>
      <text:p text:style-name="P11">In der <text:span text:style-name="T6">Funktion</text:span> „removeThread“ wird der Threadname erwartet. Danach wird <text:span text:style-name="T6">überprüft, ob noch aktive Threads im ThreadController vorhanden sind. Ist das der Fall, wird durch die HashMap iteriert und nach dem Namen des Threads gesucht. Wird ein Thread mit dem Namen gefunden, so wird überprüft ob dieser aktiv ist und dann beendet.</text:span></text:p>
      <text:p text:style-name="P11"/>
      <text:p text:style-name="P12">Beide Funktionen geben einen Integerwert zurück. 0=Fehler, 1=Erfolgrei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7:11:27.511608117</meta:creation-date>
    <dc:date>2019-06-05T18:02:56.463476025</dc:date>
    <meta:editing-duration>PT38M20S</meta:editing-duration>
    <meta:editing-cycles>18</meta:editing-cycles>
    <meta:generator>LibreOffice/6.0.7.3$Linux_X86_64 LibreOffice_project/00m0$Build-3</meta:generator>
    <meta:document-statistic meta:table-count="0" meta:image-count="0" meta:object-count="0" meta:page-count="2" meta:paragraph-count="17" meta:word-count="518" meta:character-count="3431" meta:non-whitespace-character-count="2926"/>
  </office:meta>
</office:document-meta>
</file>